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swiss"/>
    <style:font-face style:name="Copperplate Gothic Light" svg:font-family="'Copperplate Gothic Light'" style:font-family-generic="swiss"/>
    <style:font-face style:name="Lucida Sans1" svg:font-family="'Lucida Sans'" style:font-family-generic="swiss"/>
    <style:font-face style:name="Arial2"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text-properties style:font-name="Arial2" fo:font-size="12pt" style:font-size-asian="12pt" style:font-size-complex="12pt"/>
    </style:style>
    <style:style style:name="P2" style:family="paragraph" style:parent-style-name="Standard" style:list-style-name="L1">
      <style:text-properties style:font-name="Arial2" fo:font-size="12pt" style:font-size-asian="12pt" style:font-size-complex="12pt"/>
    </style:style>
    <style:style style:name="P3" style:family="paragraph" style:parent-style-name="Standard" style:list-style-name="L2">
      <style:text-properties style:font-name="Arial2" fo:font-size="12pt" style:font-size-asian="12pt" style:font-size-complex="12pt"/>
    </style:style>
    <style:style style:name="P4" style:family="paragraph" style:parent-style-name="Standard" style:list-style-name="L3">
      <style:text-properties style:font-name="Arial2" fo:font-size="12pt" style:font-size-asian="12pt" style:font-size-complex="12pt"/>
    </style:style>
    <style:style style:name="P5" style:family="paragraph" style:parent-style-name="Standard" style:list-style-name="L4">
      <style:text-properties style:font-name="Arial2" fo:font-size="12pt" style:font-size-asian="12pt" style:font-size-complex="12pt"/>
    </style:style>
    <style:style style:name="P6" style:family="paragraph" style:parent-style-name="Standard" style:list-style-name="L5">
      <style:text-properties style:font-name="Arial2" fo:font-size="12pt" style:font-size-asian="12pt" style:font-size-complex="12pt"/>
    </style:style>
    <style:style style:name="P7" style:family="paragraph" style:parent-style-name="Standard" style:list-style-name="L6">
      <style:text-properties style:font-name="Arial2" fo:font-size="12pt" style:font-size-asian="12pt" style:font-size-complex="12pt"/>
    </style:style>
    <style:style style:name="P8" style:family="paragraph" style:parent-style-name="Standard" style:list-style-name="L7">
      <style:text-properties style:font-name="Arial2" fo:font-size="12pt" style:font-size-asian="12pt" style:font-size-complex="12pt"/>
    </style:style>
    <style:style style:name="P9" style:family="paragraph" style:parent-style-name="Standard" style:list-style-name="L8">
      <style:text-properties style:font-name="Arial2" fo:font-size="12pt" style:font-size-asian="12pt" style:font-size-complex="12pt"/>
    </style:style>
    <style:style style:name="P10" style:family="paragraph" style:parent-style-name="Standard" style:list-style-name="L9">
      <style:text-properties style:font-name="Arial2" fo:font-size="12pt" style:font-size-asian="12pt" style:font-size-complex="12pt"/>
    </style:style>
    <style:style style:name="P11" style:family="paragraph" style:parent-style-name="Standard" style:list-style-name="L10">
      <style:text-properties style:font-name="Arial2" fo:font-size="12pt" style:font-size-asian="12pt" style:font-size-complex="12pt"/>
    </style:style>
    <style:style style:name="P12" style:family="paragraph" style:parent-style-name="Standard" style:list-style-name="L11">
      <style:text-properties style:font-name="Arial2" fo:font-size="12pt" style:font-size-asian="12pt" style:font-size-complex="12pt"/>
    </style:style>
    <style:style style:name="P13" style:family="paragraph" style:parent-style-name="Standard" style:list-style-name="L12">
      <style:text-properties style:font-name="Arial2" fo:font-size="12pt" style:font-size-asian="12pt" style:font-size-complex="12pt"/>
    </style:style>
    <style:style style:name="P14" style:family="paragraph" style:parent-style-name="Standard">
      <style:text-properties style:font-name="Arial2" fo:font-size="12pt" officeooo:paragraph-rsid="001cbb18" style:font-size-asian="12pt" style:font-size-complex="12pt"/>
    </style:style>
    <style:style style:name="P15" style:family="paragraph" style:parent-style-name="Standard">
      <style:text-properties style:font-name="Arial2" fo:font-size="12pt" fo:font-weight="bold" style:font-size-asian="12pt" style:font-weight-asian="bold" style:font-size-complex="12pt" style:font-weight-complex="bold"/>
    </style:style>
    <style:style style:name="P16" style:family="paragraph" style:parent-style-name="Standard">
      <style:text-properties style:font-name="Arial2" fo:font-size="12pt" fo:font-weight="normal" style:font-size-asian="10.5pt" style:font-weight-asian="normal" style:font-size-complex="12pt" style:font-weight-complex="normal"/>
    </style:style>
    <style:style style:name="P17" style:family="paragraph" style:parent-style-name="Standard">
      <style:text-properties style:font-name="Arial2" fo:font-size="19pt" fo:font-weight="bold" style:font-size-asian="19pt" style:font-weight-asian="bold" style:font-size-complex="19pt" style:font-weight-complex="bold"/>
    </style:style>
    <style:style style:name="P18" style:family="paragraph" style:parent-style-name="Standard">
      <style:text-properties officeooo:paragraph-rsid="001cbb18"/>
    </style:style>
    <style:style style:name="P19" style:family="paragraph" style:parent-style-name="Standard" style:list-style-name="L13"/>
    <style:style style:name="P20" style:family="paragraph" style:parent-style-name="Standard" style:list-style-name="L13">
      <style:text-properties officeooo:paragraph-rsid="001cbb18"/>
    </style:style>
    <style:style style:name="P21" style:family="paragraph" style:parent-style-name="Standard" style:list-style-name="L14"/>
    <style:style style:name="P22" style:family="paragraph" style:parent-style-name="Standard">
      <style:text-properties fo:font-weight="bold" style:font-weight-asian="bold" style:font-weight-complex="bold"/>
    </style:style>
    <style:style style:name="P23" style:family="paragraph" style:parent-style-name="Text_20_body">
      <style:text-properties fo:font-variant="normal" fo:text-transform="none" fo:color="#000000" style:text-line-through-style="none" style:text-line-through-type="none" style:font-name="Arial1" fo:font-size="18.75pt" fo:font-style="normal" style:text-underline-style="none" fo:font-weight="bold" style:text-blinking="false" fo:background-color="transparent" style:font-size-asian="10.5pt" style:font-weight-asian="normal" style:font-size-complex="12pt" style:font-weight-complex="normal"/>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1" fo:font-size="12pt" fo:font-style="normal" style:text-underline-style="none" fo:font-weight="normal" officeooo:rsid="001cbb18" style:text-blinking="false" fo:background-color="transparent" loext:char-shading-value="0"/>
    </style:style>
    <style:style style:name="T5" style:family="text">
      <style:text-properties fo:font-variant="normal" fo:text-transform="none" fo:color="#000000" style:text-line-through-style="none" style:text-line-through-type="none" style:font-name="Arial1" fo:font-size="12pt" fo:font-style="normal" style:text-underline-style="none" fo:font-weight="normal" officeooo:rsid="001cbb18"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Arial1" fo:font-size="12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ize="6.75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Arial1" fo:font-size="6.75pt" fo:font-style="normal" style:text-underline-style="none" fo:font-weight="normal" officeooo:rsid="001cbb18"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Arial1" fo:font-style="italic"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font-name="Arial2" fo:font-size="12pt" fo:font-style="normal" style:text-underline-style="none" fo:font-weight="normal" officeooo:rsid="001cbb18"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text-line-through-type="none" style:font-name="Arial2" fo:font-size="12pt" fo:font-style="italic"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font-name="Arial2" fo:font-size="12pt" fo:font-style="italic" style:text-underline-style="none" fo:font-weight="normal"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style:font-name="Arial2" fo:font-size="12pt" style:text-underline-style="none"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style:font-name="Arial2" style:text-underline-style="none" style:text-blinking="false" fo:background-color="transparent" loext:char-shading-value="0"/>
    </style:style>
    <style:style style:name="T23" style:family="text">
      <style:text-properties fo:font-variant="normal" fo:text-transform="none" fo:color="#000000" style:text-line-through-style="none" style:text-line-through-type="none" style:font-name="Arial2" fo:font-size="10.5pt"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style:font-name="Arial2" fo:font-style="normal"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style:font-name="Arial2" fo:font-style="italic" style:text-underline-style="none" fo:font-weight="normal"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fo:font-weight="normal" officeooo:rsid="001cbb18" style:text-blinking="false" fo:background-color="transparent" loext:char-shading-value="0"/>
    </style:style>
    <style:style style:name="T29"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30" style:family="text">
      <style:text-properties fo:font-variant="normal" fo:text-transform="none" fo:color="#000000" style:text-line-through-style="none" style:text-line-through-type="none" fo:font-size="6.75pt"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style:text-position="super 58%" fo:font-style="normal"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style:text-position="super 58%" style:font-name="Arial1" fo:font-size="6.75pt" fo:font-style="normal" style:text-underline-style="none" fo:font-weight="normal" officeooo:rsid="001cbb18" style:text-blinking="false" fo:background-color="transparent" loext:char-shading-value="0" style:font-size-asian="12pt" style:font-size-complex="12pt"/>
    </style:style>
    <style:style style:name="T33" style:family="text">
      <style:text-properties fo:font-variant="normal" fo:text-transform="none" fo:color="#000000" style:text-line-through-style="none" style:text-line-through-type="none" style:text-position="super 58%" style:font-name="Arial1" fo:font-size="12pt" fo:font-style="normal" style:text-underline-style="none" fo:font-weight="normal" officeooo:rsid="001cbb18" style:text-blinking="false" fo:background-color="transparent" loext:char-shading-value="0"/>
    </style:style>
    <style:style style:name="T34" style:family="text">
      <style:text-properties fo:font-variant="normal" fo:text-transform="none" fo:color="#000000" style:text-line-through-style="none" style:text-line-through-type="none" style:text-position="super 58%" style:font-name="Arial1" fo:font-size="12pt" fo:font-style="normal" style:text-underline-style="none" fo:font-weight="normal" officeooo:rsid="001cbb18" style:text-blinking="false" fo:background-color="transparent" loext:char-shading-value="0" style:font-size-asian="12pt" style:font-size-complex="12pt"/>
    </style:style>
    <style:style style:name="T35" style:family="text">
      <style:text-properties fo:font-variant="normal" fo:text-transform="none" fo:color="#000000" style:text-line-through-style="none" style:text-line-through-type="none" style:text-position="super 58%" style:font-name="Arial2" fo:font-size="12pt" fo:font-style="normal" style:text-underline-style="none" fo:font-weight="normal" style:text-blinking="false" fo:background-color="transparent" loext:char-shading-value="0" style:font-size-asian="12pt" style:font-size-complex="12pt"/>
    </style:style>
    <style:style style:name="T36" style:family="text">
      <style:text-properties fo:font-variant="normal" fo:text-transform="none" fo:color="#1155cc" style:text-line-through-style="none" style:text-line-through-type="none" style:font-name="Arial1" fo:font-size="12pt" fo:font-style="normal" style:text-underline-style="solid" style:text-underline-width="auto" style:text-underline-color="font-color" fo:font-weight="normal" style:text-blinking="false" fo:background-color="transparent" loext:char-shading-value="0"/>
    </style:style>
    <style:style style:name="T37" style:family="text">
      <style:text-properties fo:font-variant="normal" fo:text-transform="none" fo:color="#1155cc" style:text-line-through-style="none" style:text-line-through-type="none" style:font-name="Arial1" fo:font-size="10.5pt" fo:font-style="normal" style:text-underline-style="solid" style:text-underline-width="auto" style:text-underline-color="font-color" fo:font-weight="normal" style:text-blinking="false" fo:background-color="transparent" loext:char-shading-value="0"/>
    </style:style>
    <style:style style:name="T38" style:family="text">
      <style:text-properties fo:font-variant="normal" fo:text-transform="none" fo:color="#1155cc" style:text-line-through-style="none" style:text-line-through-type="none" fo:font-size="12pt" fo:font-style="normal" style:text-underline-style="solid" style:text-underline-width="auto" style:text-underline-color="font-color" fo:font-weight="normal" style:text-blinking="false" fo:background-color="transparent" loext:char-shading-value="0"/>
    </style:style>
    <style:style style:name="T39" style:family="text">
      <style:text-properties fo:font-variant="normal" fo:text-transform="none" fo:color="#1155cc" style:text-line-through-style="none" style:text-line-through-type="none" fo:font-size="10.5pt" fo:font-style="normal" style:text-underline-style="solid" style:text-underline-width="auto" style:text-underline-color="font-color" fo:font-weight="normal" style:text-blinking="false" fo:background-color="transparent" loext:char-shading-value="0"/>
    </style:style>
    <style:style style:name="T40" style:family="text">
      <style:text-properties fo:font-variant="normal" fo:text-transform="none" fo:color="#1155cc" style:text-line-through-style="none" style:text-line-through-type="none" style:font-name="Arial2" fo:font-size="12pt" fo:font-style="normal" style:text-underline-style="solid" style:text-underline-width="auto" style:text-underline-color="font-color" fo:font-weight="normal" style:text-blinking="false" fo:background-color="transparent" loext:char-shading-value="0"/>
    </style:style>
    <style:style style:name="T41" style:family="text">
      <style:text-properties fo:font-variant="normal" fo:text-transform="none" fo:color="#1155cc" style:text-line-through-style="none" style:text-line-through-type="none" style:font-name="Arial2"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42" style:family="text">
      <style:text-properties fo:font-variant="normal" fo:text-transform="none" fo:color="#1155cc" style:text-line-through-style="none" style:text-line-through-type="none" style:font-name="Arial2" fo:font-size="10.5pt" fo:font-style="normal" style:text-underline-style="solid" style:text-underline-width="auto" style:text-underline-color="font-color" fo:font-weight="normal" style:text-blinking="false" fo:background-color="transparent" loext:char-shading-value="0"/>
    </style:style>
    <style:style style:name="T43" style:family="text">
      <style:text-properties fo:font-variant="normal" fo:text-transform="none" fo:color="#1155cc" style:text-line-through-style="none" style:text-line-through-type="none" style:font-name="Arial2" fo:font-style="normal" style:text-underline-style="solid" style:text-underline-width="auto" style:text-underline-color="font-color" fo:font-weight="normal" style:text-blinking="false" fo:background-color="transparent" loext:char-shading-value="0"/>
    </style:style>
    <style:style style:name="T44" style:family="text">
      <style:text-properties fo:background-color="transparent" loext:char-shading-value="0"/>
    </style:style>
    <style:style style:name="T45" style:family="text">
      <style:text-properties fo:background-color="transparent" loext:char-shading-value="0" style:font-size-asian="12pt" style:font-size-complex="12pt"/>
    </style:style>
    <style:style style:name="T46" style:family="text">
      <style:text-properties fo:font-size="12pt" fo:background-color="transparent" loext:char-shading-value="0" style:font-size-asian="12pt" style:font-size-complex="12pt"/>
    </style:style>
    <style:style style:name="T47" style:family="text">
      <style:text-properties fo:font-style="normal" fo:background-color="transparent" loext:char-shading-value="0"/>
    </style:style>
    <style:style style:name="T48" style:family="text">
      <style:text-properties fo:font-style="italic" fo:background-color="transparent" loext:char-shading-value="0"/>
    </style:style>
    <style:style style:name="T49" style:family="text">
      <style:text-properties style:text-underline-style="solid" style:text-underline-width="auto" style:text-underline-color="font-color" fo:background-color="transparent" loext:char-shading-value="0"/>
    </style:style>
    <style:style style:name="T50" style:family="text">
      <style:text-properties fo:font-size="6.75pt" fo:background-color="transparent" loext:char-shading-value="0"/>
    </style:style>
    <style:style style:name="T51" style:family="text">
      <style:text-properties style:text-position="super 58%"/>
    </style:style>
    <style:style style:name="T52" style:family="text">
      <style:text-properties style:text-position="super 58%" fo:background-color="transparent" loext:char-shading-value="0" style:font-size-asian="12pt" style:font-size-complex="12pt"/>
    </style:style>
    <style:style style:name="T53" style:family="text">
      <style:text-properties style:text-position="super 58%" fo:font-size="12pt" fo:background-color="transparent" loext:char-shading-value="0" style:font-size-asian="12pt" style:font-size-complex="12pt"/>
    </style:style>
    <style:style style:name="T54" style:family="text">
      <style:text-properties style:text-position="super 58%" fo:font-size="6.75pt" fo:background-color="transparent"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docs-internal-guid-7c0ab7ca-578f-1f63-d700-c4bc878da872"/>4.3 Resultater, Strupe</text:p>
      <text:p text:style-name="Text_20_body"/>
      <text:p text:style-name="Standard">I resultatene fra Strupe snakkes det om ulike oppgaver fra to ulike oppgavesett. Før vi går i detalj om resultatene, lister Anders Bolt-Evensen kort opp hva de ulike oppgavene går ut på </text:p>
      <text:p text:style-name="Standard"/>
      <text:p text:style-name="P24">Det opprinnelige oppgavesettet</text:p>
      <text:list xml:id="list4948782800996435622" text:style-name="L13">
        <text:list-item>
          <text:p text:style-name="P19">Tegne 2 kvadrater, ett på 3x3 cm og ett på 5x5 cm</text:p>
        </text:list-item>
        <text:list-item>
          <text:p text:style-name="P19">Tegne det italienske flagget med en høyde på 4 cm og forholdet 2:3</text:p>
        </text:list-item>
        <text:list-item>
          <text:p text:style-name="P19">Tegne en utbrettet terning hvor alle sidekantene er 5 cm.</text:p>
        </text:list-item>
        <text:list-item>
          <text:p text:style-name="P19"><text:span text:style-name="T44">Tegne en utbrettet terning med et samlet overflate på 220 cm</text:span><text:span text:style-name="T53">2</text:span><text:span text:style-name="T44">. Elevene ble også minnet på at alle sidene må være like lange.</text:span></text:p>
        </text:list-item>
        <text:list-item>
          <text:p text:style-name="P20"><text:span text:style-name="T44">Tegne en utbrettet eske med et volum på 170 cm</text:span><text:span text:style-name="T52">3</text:span><text:span text:style-name="T44">, høyde på 2 cm og lengde på 8 cm. Eleven måtte selv regne ut hva bredden skulle være.</text:span></text:p>
        </text:list-item>
        <text:list-item>
          <text:p text:style-name="P19"><text:span text:style-name="T44">Tegne en lukket sylinder som hadde et volum på 200 cm</text:span><text:span text:style-name="T53">3</text:span><text:span text:style-name="T44">. Elevene skulle selv regne seg fram til lengde og diameter.</text:span></text:p>
        </text:list-item>
        <text:list-item>
          <text:p text:style-name="P19">Tegne norske flagg med ulike størrelser på ett og samme ark</text:p>
        </text:list-item>
        <text:list-item>
          <text:p text:style-name="P19">Tegne en likesidet trekant med sider på 5 cm, deretter tegne en likebeint trekant med 2 sider på 5 cm og til slutt tegne en trekant med ulike sidelengder</text:p>
        </text:list-item>
        <text:list-item>
          <text:p text:style-name="P19">Tegne en pyramide med en kvadratisk grunnflate på 5 cm og høyde på 6 cm.</text:p>
        </text:list-item>
        <text:list-item>
          <text:p text:style-name="P19"><text:span text:style-name="T44">Tegne en pyramide med et volum på 100 cm</text:span><text:span text:style-name="T53">3</text:span><text:span text:style-name="T44"> og en grunnflate som en likesidet trekant med kanter på 8 cm.</text:span></text:p>
        </text:list-item>
      </text:list>
      <text:p text:style-name="Standard"/>
      <text:p text:style-name="Standard">Oppgave 9 og 10 ble utelatte da de omhandler trigonometri som ikke er del av ungdomskolepensum, mens oppgave 11 var en slags ekstraoppgave.</text:p>
      <text:p text:style-name="Standard"/>
      <text:p text:style-name="Standard">I tillegg ble det laget et annet, alternativt oppgavesett. Tanken med dette var å gi elevene en mulighet til å repetere ting de kanskje syntes var vanskelige i det opprinnelige oppgavesettet, i tillegg til å la elevene få bryne seg på andre geometriske figurer. Dette oppgavesettet ble delt ut i løpet av den siste økta, og elevene kunne velge mellom å bruke det opprinnelige settet eller det alternative. Resultatene dreier seg først og fremst om det opprinnelige oppgavesettet, men siden det alternative også nenves, velger Anders Bolt-Evensen å ta med en kort oversikt over alle oppgavene i dette settet.</text:p>
      <text:p text:style-name="Standard"/>
      <text:p text:style-name="P22">Det alternative oppgavesettet bestod av følgende oppgaver:</text:p>
      <text:list xml:id="list539074891246260040" text:style-name="L14">
        <text:list-item>
          <text:p text:style-name="P21">Lag et program som skriver “Hei, verden”</text:p>
        </text:list-item>
        <text:list-item>
          <text:p text:style-name="P21">Rektangler</text:p>
          <text:list>
            <text:list-item>
              <text:p text:style-name="P21">Lage et rektangel der 2 av sidene er 5 cm og de to andre 4 cm</text:p>
            </text:list-item>
            <text:list-item>
              <text:p text:style-name="P21">Endre på programmet slik at høyden blir 8 cm og bredden blir 6,5 cm</text:p>
            </text:list-item>
          </text:list>
        </text:list-item>
        <text:list-item>
          <text:p text:style-name="P21">Kvadrater og kuber</text:p>
          <text:list>
            <text:list-item>
              <text:p text:style-name="P21">Lage et kvadrat med sider på 4 cm.</text:p>
            </text:list-item>
            <text:list-item>
              <text:p text:style-name="P21">Tegne en utbrettet terning med selvvalgt størrelse</text:p>
            </text:list-item>
          </text:list>
        </text:list-item>
        <text:list-item>
          <text:p text:style-name="P21">Sirkel og sylinder</text:p>
          <text:list>
            <text:list-item>
              <text:p text:style-name="P21">Lage en sirkel der radiusen er 2 cm.</text:p>
            </text:list-item>
            <text:list-item>
              <text:p text:style-name="P21"><text:span text:style-name="T44">Lage en sylinder med volum på 100 cm</text:span><text:span text:style-name="T53">3</text:span><text:span text:style-name="T44"> og en radius lik den i oppgave 4a)</text:span></text:p>
            </text:list-item>
          </text:list>
        </text:list-item>
        <text:list-item>
          <text:p text:style-name="P21">Likebente trekanter og pyramide</text:p>
          <text:list>
            <text:list-item>
              <text:p text:style-name="P21">Lage en likebeint trekant med 2 sider på 5 cm</text:p>
            </text:list-item>
            <text:list-item>
              <text:p text:style-name="P21">Lage en pyramide med en kvadratisk grunnflate og samme sider som trekanten i oppgave 5A. På den måten får man en kvadratisk grunnflate.</text:p>
            </text:list-item>
          </text:list>
        </text:list-item>
        <text:list-item>
          <text:p text:style-name="P21">Rettvinklede trekanter og romber</text:p>
          <text:list>
            <text:list-item>
              <text:p text:style-name="P21"><text:soft-page-break/>Lage en rettvinklet trekant hvor den ene kateten er 3 cm og den andre 4 cm. Eleven skal så regne ut hva hypotenusen er.</text:p>
            </text:list-item>
            <text:list-item>
              <text:p text:style-name="P21">Bruke trekanten fra 6a til å lage en rombe</text:p>
            </text:list-item>
          </text:list>
        </text:list-item>
        <text:list-item>
          <text:p text:style-name="P21">Tegne Monacos flagg med høyde på 5 cm og forhold 2:3</text:p>
        </text:list-item>
        <text:list-item>
          <text:p text:style-name="P21">Likesidede femkanter og prismer med 5 kanter</text:p>
          <text:list>
            <text:list-item>
              <text:p text:style-name="P21">Lage en likesidet femkant hvor hver side er tre cm lange. Dette er en oppgave som bruker både triangle og quad. På den måten får man en figur med 5 kanter som skal være like lange. Se avsnitt 5.1.2.2 for informasjon om hva triangle()- og quad()-metodene gjør.</text:p>
            </text:list-item>
            <text:list-item>
              <text:p text:style-name="P21">Lage et femkantet prisme med hjelp av figurene fra oppgave 8a og 5 kvadrater med sidelengde på 3 cm.</text:p>
            </text:list-item>
          </text:list>
        </text:list-item>
        <text:list-item>
          <text:p text:style-name="P21"><text:span text:style-name="T44">Lage en rettvinklet trekant med et areal på 12 cm</text:span><text:span text:style-name="T53">2</text:span><text:span text:style-name="T44">. Eleven skal selv regne seg fram til de korrekte sidene.</text:span></text:p>
        </text:list-item>
        <text:list-item>
          <text:p text:style-name="P21">Lage et trekantet prisme med volum på 60 cm<text:span text:style-name="T51">3</text:span>. Eleven skal selv bestemme høyden på prismet og deretter sidene til trekanten. Trekanten skal være rettvinklet.</text:p>
        </text:list-item>
        <text:list-item>
          <text:p text:style-name="P21"><text:span text:style-name="T49">Ekstraoppgave</text:span><text:span text:style-name="T44">: Tegne en rugbybane ut ifra en figur i oppgavesettet som viser avstander.</text:span></text:p>
        </text:list-item>
        <text:list-item>
          <text:p text:style-name="P21"><text:span text:style-name="T49">Ekstraoppgave</text:span><text:span text:style-name="T44">: Fullføre et program som tegner en kube i tre dimensjoner.</text:span></text:p>
        </text:list-item>
      </text:list>
      <text:p text:style-name="Standard"/>
      <text:p text:style-name="P22">4.3.1 Økt én - onsdag 09.03.2016</text:p>
      <text:p text:style-name="Standard"/>
      <text:p text:style-name="Standard"><text:span text:style-name="T3">Etter første økt som var på onsdag 09.03., virket det ut til at elevene skjønnte og forstod det meste av det som ble gjennomgått da Anders Heggestøyl gjennomgikk «pensum». De virket ut til å forstå RGB-systemet for farger, et koordinatsystem hvor origo er oppe til venstre og positiv Y-akse går ned fra origo istedenfor opp, samt hvordan parameter fungerer med tanke på ulike funksjoner som rect(), ellipse() og translate(). Elevene forstod godt hvordan man brukte variabler da Anders satte opp et par enkle regnestykker i et Processing-program. Alt dette ble bekreftet på flere måter, ved at Anders for hver eneste ting han gikk igjennom for elevene, spurte hva svaret skulle være, for eksempel om hvilken farge som ville dukke opp dersom han brukte </text:span><text:span text:style-name="T6">fill(200,0,200);</text:span><text:span text:style-name="T1"> </text:span><text:span text:style-name="T3">og elevene helt korrekt svarte lilla.</text:span></text:p>
      <text:p text:style-name="Standard"/>
      <text:p text:style-name="Standard">Uansett hva det gjaldt, parametere, variable, koordinatsystem, rekkefølge av kode, så svarte elevene stort sett riktig på spørsmålene fra Anders. I de tilfellene hvor eleven svarte feil, var det som regel en annen som svarte riktig.</text:p>
      <text:p text:style-name="Standard"/>
      <text:p text:style-name="P22">4.3.2 Økt to - fredag 11.03.2016</text:p>
      <text:p text:style-name="P1"/>
      <text:p text:style-name="P1">Resultatet etter økta på fredag 11.03. var oppløftende og over all forventing. Elevene kom lenger enn forventet. Oppstarten av økta ble imidlertid forsinket av at midlertidige passord som var gitt til elevene, var utgått og at man ikke kunne endre dette passordet. Dermed var det flere som ikke kom seg inn på systemet. Dette resulterte i at man i starten måtte sitte fire og fire sammen frem til problemet ble løst i lunsjpausen. I tillegg skal det også nevnes at printeren som var ment å bli brukt i dette prosjektet, ikke fungerte.</text:p>
      <text:p text:style-name="P1"/>
      <text:p text:style-name="P1">Først i del to av økta kom man seg i gang med oppgavene. Inntrykket etter at oppgave 1 var ferdig, var at stort sett alle forsto hva de skulle gjøre. Oppgave 1 gikk kort fortalt ut på å lage 2 kvadrater - ett på 3x3 cm og ett på 5x5 cm.</text:p>
      <text:p text:style-name="P1">Oppgave 2, som gikk ut på å tegne det italienske flagget, gikk også relativt greit for seg. Elevene virket ivrige og prøvde seg frem med variabler og ulike fargekoder for å få frem fargene i det italienske flagget.</text:p>
      <text:p text:style-name="P1"/>
      <text:p text:style-name="P1"><text:soft-page-break/>Den tredje oppgaven bød på noen utfordringer for enkelte av elevene. Dette var en oppgave hvor man skulle lage en utbrettet terning hvor alle sidekantene var 5 cm.</text:p>
      <text:p text:style-name="P1">Her var problemet visualisering av hvordan en utbrettet terning så ut, og hva man burde gjøre for å kunne få tegne det riktig. Det var også 1-2 elever som lurte på hvordan man flytter origo tilbake på X-aksen.</text:p>
      <text:p text:style-name="P1"/>
      <text:p text:style-name="P1"><text:span text:style-name="T27">Oppgave 4 var den siste oppgaven alle rakk å fullføre før timen var ferdig. I denne oppgaven fikk man oppgitt at en terning hadde et volum på 220 cm</text:span><text:span text:style-name="T31">2</text:span><text:span text:style-name="T27">. Elevene skulle så tegne denne terningen utbrettet.</text:span></text:p>
      <text:p text:style-name="P14">Her var det en del som lurte på hvordan denne oppgaven skulle løses rent matematisk, i og med at man visste hva overflaten til terninga var, og at man skulle regne seg fram til hvilken lengde alle sidene hadde for å kunne lage en utbrettet terning med den rette overflaten. </text:p>
      <text:p text:style-name="P14"/>
      <text:p text:style-name="P14">Noen slet også med å finne ut av hvordan man skulle finne sidelengdene når de hadde regnet seg fram til hva arealet av hver sidekant var.</text:p>
      <text:p text:style-name="P1"><text:span text:style-name="T27"/></text:p>
      <text:p text:style-name="P18"><text:span text:style-name="T17">Mange elever rakk å fullføre både oppgave 5 </text:span><text:bookmark text:name="docs-internal-guid-7c0ab7ca-5795-ae34-359b-a93c14f8ba26"/><text:span text:style-name="T3">(tegne en eske med volum på 170 cm</text:span><text:span text:style-name="T33">3</text:span><text:span text:style-name="T8">,</text:span><text:span text:style-name="T27"> </text:span><text:span text:style-name="T3">med 2 cm høyde og lengde på 8 cm) </text:span><text:span text:style-name="T17"><text:s/>og </text:span><text:span text:style-name="T18">oppgave</text:span><text:span text:style-name="T17"> 6 </text:span><text:span text:style-name="T18">(</text:span><text:bookmark text:name="docs-internal-guid-7c0ab7ca-5796-24bb-61fb-22e20e0c2bf7"/><text:span text:style-name="T5">sylinder med volum på 200 cm</text:span><text:span text:style-name="T34">3</text:span><text:span text:style-name="T18"> </text:span><text:span text:style-name="T5">hvor eleven skal bestemme diameter og tegne sylinderen utbrettet</text:span><text:span text:style-name="T18">) </text:span><text:span text:style-name="T17">i løpet av dagen. Den femte oppgaven bød også på sine utfordringer for noen få av elevene, da man hadde en eske med et volum på 170 cm</text:span><text:span text:style-name="T35">3</text:span><text:span text:style-name="T17">, hvor høyden var 2 cm og lengden er 8 og eleven skulle finne ut hva bredden/dybden var. Deretter skulle de lage denne figuren utbrettet i programmet, skrive den ut og klippe og lime for å få figuren i 3 dimensjoner.</text:span></text:p>
      <text:p text:style-name="P1"><text:span text:style-name="T27"/></text:p>
      <text:p text:style-name="P1"><text:span text:style-name="T27">3-4 av elevene som kom til oppgave 5, gikk videre til oppgave 6 hvor det var en sylinder som hadde et volum på 200 cm</text:span><text:span text:style-name="T31">3</text:span><text:span text:style-name="T27">, og oppgaven var å bestemme diameter og regne seg frem til lengden og tegne sylinderen utbrettet, for så å klippe og sette sylinderen sammen. Til slutt skulle de måle volumet til sylinderen og se om det stemmer med det gitte volumet.</text:span></text:p>
      <text:p text:style-name="P1"/>
      <text:p text:style-name="P24">4.3.3 Økt tre - tirsdag 15.03.2016</text:p>
      <text:p text:style-name="P1"/>
      <text:p text:style-name="P1">Den tredje dagen ble begynt ved at det ble delt ut et alternativt oppgavesett for dem som enten synes de opprinnelige oppgavene ble for vanskelige, eller for dem som ville ha seg en ekstra utfordring. Resultatet av dette ble at de fleste jobbet med det opprinnelige settet, mens andre valgte å prøve seg på det alternative settet. Elevene som valgte å bruke det alternative settet, brukte et av Børres programmer til å skrive løsninga, da de alternative oppgavene var kompatible med dem som allerede var utgitt.</text:p>
      <text:p text:style-name="P1"/>
      <text:p text:style-name="P1">Når det gjelder de som valgte å fortsette med det opprinnelige oppgavesettet, var det noen som hadde problemer med oppgave 5. Her gikk problemet på hvordan man skulle regne for å finne fram til bredden/dybden når man har et gitt volum, høyde og lengde.</text:p>
      <text:p text:style-name="P1"/>
      <text:p text:style-name="P1"><text:span text:style-name="T27">En annen oppgave som bød på problemer for enkelte, var oppgave 6, hvor det var en sylinder som hadde et volum på 200 cm</text:span><text:span text:style-name="T31">3</text:span><text:span text:style-name="T27">. Her var oppgaven at eleven skulle bestemme seg for en diameter og regne ut hva høyden til sylinderen var, slik at volumet forble på 200 cm</text:span><text:span text:style-name="T31">3</text:span><text:span text:style-name="T27">. Med litt hjelp fra Anders Heggestøyl og Anders Bolt-Evensen klarte han til slutt å regne ut høyden og bredden til den utbrettede sylinderen.</text:span></text:p>
      <text:p text:style-name="P1"/>
      <text:p text:style-name="P1"><text:span text:style-name="T27">Oppgave 7 (tegne norske flagg i ulik størrelse på ett og samme ark) var forvirrende på enkelte elever fordi det i oppgaveteksten stod at man burde lage seg en ny funksjon, </text:span><text:span text:style-name="T29">void tegnFlagg()</text:span><text:span text:style-name="T27">. Her var det en del forvirring rundt hva en funksjon er og hva “void” betyr.</text:span></text:p>
      <text:p text:style-name="P1"><text:soft-page-break/></text:p>
      <text:p text:style-name="P1">I oppgave 8 skulle man tegne flere ulike typer trekanter. Mer nøyaktig gikk oppgaven ut på å lage en likesidet trekant med sider på 5 cm, en likebeint trekant med 2 sider på 5 cm og en trekant der alle sidene har ulik lengde.</text:p>
      <text:p text:style-name="P1">Det var litt vanskelig for enkelte fordi trekanten som ble lagd med funksjonen triangle, var en rett linje. Eleven som hadde dette problemet så ikke at man ved å hele tiden ha samme X og Y-koordinater endte opp med én lang, sammenhengende linje istedenfor en vanlig trekant. Eleven valgte til slutt å heller bruke metoden med line(), translate() og rotate(), som tegner en linje, flytter origo og deretter roterer origo for på den måten å lage en trekant hvor eleven selv kunne bestemme lengden på linjene.</text:p>
      <text:p text:style-name="P1"/>
      <text:p text:style-name="P1">Eleven som hadde spørsmål om oppgave 7 (tegne norske flagg i ulik størrelse på ett og samme ark), rakk å komme seg til oppgave 9. Den niende oppgaven gikk ut på at en pyramide hadde en kvadratisk grunnflate på 5x5 cm og en høyde på 6 cm. Elevene skulle tegne denne pyramiden utbrettet med riktige dimensjoner. Problemet med denne oppgaven var at man her var inne på temaet med trigonometri, noe som ikke er del av ungdomskolepensum. Eleven som rakk å komme til denne oppgaven, var dermed en av de elevene som mot slutten av den tredje økta ble helt ferdig med hele det opprinnelige oppgavesettet. Anders Bolt-Evensen la også merke til at én av gruppene også prøvde seg på oppgave 11 i det alternative oppgavesettet - som går ut på å fullføre et program som tegner en kube i tre dimensjoner. Dette var imidlertid mot slutten av siste økt, så gruppa rakk ikke å komme så langt i denne oppgaven.</text:p>
      <text:p text:style-name="P1"/>
      <text:p text:style-name="P1">Problemene som er nevnt ovenfor, gjaldt bare noen få av elevene. De aller fleste virket ut til å klare seg veldig bra. Flesteparten av elevene virket også ut til å like dette eksperimentet. Da læreren spurte om dette var bedre enn vanlig undervisning, svarte elevene et klart og tydelig ja.</text:p>
      <text:p text:style-name="P1"/>
      <text:p text:style-name="P1">En ting som det er viktig å nevne, er at det under oppgaveløsninga ikke ble benyttet printer. Meningen var at elevene skulle skrive ut hver tegning på papir og brette dette sammen til en figur i tre dimensjoner. Grunnen til at dette ikke ble gjort, var fordi man måtte ha en minnepenn for å få tilgang til skriveren. Siden skriveren ikke var installert på PC-ene som elevene brukte, ble den ikke brukt for å skrive ut de ulike figurene. </text:p>
      <text:p text:style-name="P1"/>
      <text:p text:style-name="P1">For noen elever var det i starten forvirrende om de skulle bruke piksler eller centimeter når de skulle angi verdier på X- og Y-aksen. Programmene var laget slik at det ble gjort en omregning fra piksler til centimeter, slik at hvis en oppgave ba elevene om å tegne en rekangel der startpunktet for rektangelet var 1,1, trengte elevene bare å regne seg 1 cm bortover X- og Y-aksen, istedenfor å først angi antall piksler og deretter måle seg fram til 1 cm. Dette virket det ut til at noen av elevene hadde glemt, slik at de isteden regnet med piksler med det resultatet at rektangelet dukket opp på feil sted eller ikke dukket opp i det hele tatt.</text:p>
      <text:p text:style-name="P1"/>
      <text:p text:style-name="P1"/>
      <text:p text:style-name="P16"/>
      <text:p text:style-name="P17"><text:bookmark text:name="docs-internal-guid-7c0ab7ca-578b-e1b5-6b03-df53a861dae7"/>5 Evaluering av verktøy og utviklingsmiljøer</text:p>
      <text:p text:style-name="P1"><text:s/></text:p>
      <text:p text:style-name="P1">Noe av idéen med med ProgPed er å teste ut hvordan man kan bruke programmering som et pedagogisk verktøy for å gjøre matematikk mer forståelig for elever. I denne delen av oppgaven brukes uttrykk som variabel, klasse og funksjon/metode. Før vi går løs på de ulike alternativene, tar vi en gjennomgang av hva de ulike begrepene vil si.</text:p>
      <text:p text:style-name="P1"/>
      <text:p text:style-name="P15"><text:soft-page-break/>5.1 Introduksjon til ulike begreper</text:p>
      <text:p text:style-name="P1"/>
      <text:p text:style-name="P15">5.1.1 Variabel</text:p>
      <text:p text:style-name="P1"/>
      <text:p text:style-name="P1">I Processing har vi jobbet med varibler av typene float, String, int og void.</text:p>
      <text:p text:style-name="P1">Float er en primitiv datatype som består av desimaltall. Int er datatypen for heltall. String er et objekt av en klasse som behandler tekststrenger. Void brukes når man ikke skal ta vare på noe resultat av en metode.</text:p>
      <text:p text:style-name="P1"><text:s/></text:p>
      <text:p text:style-name="P1"><text:span text:style-name="T26">5.1.2</text:span><text:span text:style-name="T1"> </text:span><text:span text:style-name="T26">Objekt og metode</text:span></text:p>
      <text:p text:style-name="P1"/>
      <text:p text:style-name="P15">5.1.2.1 Kort om objekt</text:p>
      <text:p text:style-name="P1"/>
      <text:p text:style-name="P1">Et objekt i programmering er en del av et program som inneholder en gitt type data og som kan kjøre metoder på disse dataene. (Trætteberg, NTNU, 02.01.2014)</text:p>
      <text:p text:style-name="P1">Vi kunne også ha introdusert klasser og pekere, men siden vi ikke brukte dette i forbindelse med undervisningen, med ett unntak, bestemte vi oss for å utelate dette. Klasser og pekere er litt for vanskelig å introdusere på en forståelig måte for elever på ungdomskolenivå.</text:p>
      <text:p text:style-name="P1">Likevel bruker den siste, frivillige oppgaven i det alternative oppgavesettet opptil 2 klasser. Dette var en oppgave som gikk ut på å fullføre et program som viser en kube i 3 dimensjoner. Her ble det brukt en klasse for selve kuben og en klasse for sidekantene.</text:p>
      <text:p text:style-name="P1"/>
      <text:p text:style-name="P1"><text:span text:style-name="T26">5.1.2.2 </text:span><text:span text:style-name="T1"><text:s/></text:span><text:span text:style-name="T26">Metoder</text:span></text:p>
      <text:p text:style-name="P1"/>
      <text:p text:style-name="P1">Dette er et kapittel som kun er relevant i forbindele med kapittel 4 som handler om undervisningen på Strupe.</text:p>
      <text:p text:style-name="P1"/>
      <text:p text:style-name="P1">Under undervisingen og oppgaveløsningen jobbet vi med disse funksjonene: </text:p>
      <text:p text:style-name="P1"/>
      <text:p text:style-name="P1"><text:span text:style-name="T29">void size()</text:span><text:span text:style-name="T1"> </text:span><text:span text:style-name="T27">er en funksjon som setter størrelsen på vinduet som lages når man kjører et program. </text:span><text:span text:style-name="T29">size()</text:span><text:span text:style-name="T1"> </text:span><text:span text:style-name="T27">kommer i 2 varianter:</text:span></text:p>
      <text:list xml:id="list8772535313013937606" text:style-name="L1">
        <text:list-item>
          <text:p text:style-name="P2"><text:span text:style-name="T48">void size(float width, float height)</text:span><text:span text:style-name="T44"><text:line-break/>width: bredden til vinduet<text:line-break/>height: høyden til vinduet</text:span></text:p>
        </text:list-item>
        <text:list-item>
          <text:p text:style-name="P2"><text:span text:style-name="T44">void size(float width, float height, renderer)</text:span><text:span text:style-name="T47"><text:line-break/>width: bredden til vinduet<text:line-break/>height: høyden til vinduet<text:line-break/>renderer: Kan enten være P2D eller P3D.</text:span></text:p>
        </text:list-item>
      </text:list>
      <text:p text:style-name="P1">Dersom man bruker 2D, kan man velge om man vil bruke variant 1 eller 2. Bruker man variant 2, må man angi P2D som tredje argument.</text:p>
      <text:p text:style-name="P1">Skal man derimot jobbe med 3 dimensjoner, må man alltid bruke variant 2 og angi P3D som tredje argument. Da tar systemet i bruk en motor som brukerer grafikk via OpenGL.</text:p>
      <text:p text:style-name="P1"><text:span text:style-name="T27">Dersom et program bruker </text:span><text:span text:style-name="T29">setup()</text:span><text:span text:style-name="T27">, må første linje i </text:span><text:span text:style-name="T29">setup()</text:span><text:span text:style-name="T1"> </text:span><text:span text:style-name="T27">være et kall på denne metoden (size()).</text:span></text:p>
      <text:p text:style-name="P1"/>
      <text:p text:style-name="Standard"><text:span text:style-name="T17">Du kan lese mer om </text:span><text:span text:style-name="T20">size()</text:span><text:span text:style-name="T21"> </text:span><text:span text:style-name="T17">her: </text:span><text:a xlink:type="simple" xlink:href="https://www.processing.org/reference/size_.html" text:style-name="Internet_20_link" text:visited-style-name="Visited_20_Internet_20_Link"><text:span text:style-name="T41">https://www.processing.org/reference/size_.html</text:span></text:a><text:span text:style-name="T21"> </text:span></text:p>
      <text:p text:style-name="P1"/>
      <text:p text:style-name="P1"><text:span text:style-name="T29">void translate (float x, float y, float z) </text:span><text:span text:style-name="T27">er en funksjon som flytter origo, slik at den ikke forblir oppe til venstre.</text:span></text:p>
      <text:p text:style-name="P1">Translate tar følgende parametere: </text:p>
      <text:list xml:id="list2226079084855719280" text:style-name="L2">
        <text:list-item>
          <text:p text:style-name="P3">float x: antallet piksler origo skal flyttes bortover X-aksen</text:p>
        </text:list-item>
        <text:list-item>
          <text:p text:style-name="P3"><text:soft-page-break/>float y: antallet piksler origo skal flyttes bortover Y-aksen</text:p>
        </text:list-item>
        <text:list-item>
          <text:p text:style-name="P3"><text:span text:style-name="T44">float z: antallet piksler origo skal flyttes bortover Z-aksen. </text:span><text:span text:style-name="T48">Merk at denne parameteren KUN brukes når man jobber med 3 dimensjoner.</text:span></text:p>
        </text:list-item>
      </text:list>
      <text:p text:style-name="P1"/>
      <text:p text:style-name="P1">Man kan angi både positive og negative verdier, slik at man kan flytte origo i alle tenkelige retninger.</text:p>
      <text:p text:style-name="P1"/>
      <text:p text:style-name="Standard"><text:span text:style-name="T17">Du kan lese mer om </text:span><text:span text:style-name="T20">translate()</text:span><text:span text:style-name="T21"> </text:span><text:span text:style-name="T17">her: </text:span><text:a xlink:type="simple" xlink:href="https://processing.org/reference/translate_.html" text:style-name="Internet_20_link" text:visited-style-name="Visited_20_Internet_20_Link"><text:span text:style-name="T41">https://processing.org/reference/translate_.html</text:span></text:a><text:span text:style-name="T21"> </text:span></text:p>
      <text:p text:style-name="P1"/>
      <text:p text:style-name="P1"><text:span text:style-name="T29">void rotate(float angle)</text:span><text:span text:style-name="T1"> </text:span><text:span text:style-name="T27">er en funksjon som roterer et gitt antall grader rundt origo. </text:span><text:span text:style-name="T29">rotate()</text:span><text:span text:style-name="T1"> </text:span><text:span text:style-name="T27">tar følgende parameter:</text:span></text:p>
      <text:list xml:id="list3029949048592283408" text:style-name="L3">
        <text:list-item>
          <text:p text:style-name="P4"><text:span text:style-name="T44">angle: Det antall grader som skal roteres, målt i </text:span><text:span text:style-name="T49">radianer</text:span><text:span text:style-name="T44">, det vil si verdier mellom 0 og 2*π.</text:span></text:p>
        </text:list-item>
      </text:list>
      <text:p text:style-name="P1"/>
      <text:p text:style-name="Standard"><text:span text:style-name="T17">Du kan lese mer om </text:span><text:span text:style-name="T20">rotate()</text:span><text:span text:style-name="T21"> </text:span><text:span text:style-name="T17">her: </text:span><text:a xlink:type="simple" xlink:href="https://www.processing.org/reference/rotate_.html" text:style-name="Internet_20_link" text:visited-style-name="Visited_20_Internet_20_Link"><text:span text:style-name="T41">https://www.processing.org/reference/rotate_.html</text:span></text:a><text:span text:style-name="T21"> </text:span></text:p>
      <text:p text:style-name="P1"/>
      <text:p text:style-name="P1"><text:span text:style-name="T29">void draw()</text:span><text:span text:style-name="T1"> </text:span><text:span text:style-name="T27">er én av 2 hovedmetodene i Processing. Det som draw() gjør, er å tegne opp de objektene som programmet skal tegne. Draw-metoden kjøres automatisk og gjentas helt til man avslutter programmet.</text:span></text:p>
      <text:p text:style-name="P1"/>
      <text:p text:style-name="Standard"><text:span text:style-name="T17">Du kan lese mer om </text:span><text:span text:style-name="T20">draw()</text:span><text:span text:style-name="T21"> </text:span><text:span text:style-name="T17">her: </text:span><text:a xlink:type="simple" xlink:href="https://processing.org/reference/draw_.html" text:style-name="Internet_20_link" text:visited-style-name="Visited_20_Internet_20_Link"><text:span text:style-name="T41">https://processing.org/reference/draw_.html</text:span></text:a><text:span text:style-name="T21"> </text:span></text:p>
      <text:p text:style-name="P1"/>
      <text:p text:style-name="P1"><text:span text:style-name="T29">void setup()</text:span><text:span text:style-name="T1"> </text:span><text:span text:style-name="T27">er den andre av de 2 hovedmetodene i Processing. Dette er en metode som kjøres automatisk når programmet starter. I motsetning til draw() kjøres denne metoden bare én gang, og skal alltid kjøres før draw(). Det er i setup-metoden man angir egenskaper som antall bilder i sekundet og hvilken oppløsning programmet skal ha.</text:span></text:p>
      <text:p text:style-name="P1"/>
      <text:p text:style-name="Standard"><text:span text:style-name="T17">Du kan lese mer om </text:span><text:span text:style-name="T20">setup()</text:span><text:span text:style-name="T21"> </text:span><text:span text:style-name="T17">her: </text:span><text:a xlink:type="simple" xlink:href="https://processing.org/reference/setup_.html" text:style-name="Internet_20_link" text:visited-style-name="Visited_20_Internet_20_Link"><text:span text:style-name="T41">https://processing.org/reference/setup_.html</text:span></text:a><text:span text:style-name="T21"> </text:span></text:p>
      <text:p text:style-name="P1"/>
      <text:p text:style-name="P1"><text:span text:style-name="T29">void triangle(float x1, float y1, float x2, float y2, float x3, float x3)</text:span><text:span text:style-name="T1"> </text:span><text:span text:style-name="T27">er en funksjon som tegner opp en trekant, der parameterne er punktene for hvert hjørne i koordinatsystemet. Koordinatene kan bestå av både positive og negative tall.</text:span></text:p>
      <text:p text:style-name="P1">Parametere:</text:p>
      <text:list xml:id="list5755321369131926999" text:style-name="L4">
        <text:list-item>
          <text:p text:style-name="P5">x1: Koordinaten langs X-aksen for hvor det første hjørnet skal være</text:p>
        </text:list-item>
        <text:list-item>
          <text:p text:style-name="P5">y1: Koordinaten langs Y-aksen for hvor det første hjørnet skal være</text:p>
        </text:list-item>
        <text:list-item>
          <text:p text:style-name="P5">x2: Koordinaten langs X-aksen for hvor det andre hjørnet skal være</text:p>
        </text:list-item>
        <text:list-item>
          <text:p text:style-name="P5">y2: Koordinaten langs Y-aksen for hvor det andre hjørnet skal være</text:p>
        </text:list-item>
        <text:list-item>
          <text:p text:style-name="P5">x3: Koordinaten langs X-aksen for hvor det tredje hjørnet skal være</text:p>
        </text:list-item>
        <text:list-item>
          <text:p text:style-name="P5">y3: Koordinaten langs Y-aksen for hvor det tredje hjørnet skal være</text:p>
        </text:list-item>
      </text:list>
      <text:p text:style-name="P1"/>
      <text:p text:style-name="Standard"><text:span text:style-name="T17">Du kan lese mer om </text:span><text:span text:style-name="T20">triangle()</text:span><text:span text:style-name="T21"> </text:span><text:span text:style-name="T17">her: </text:span><text:a xlink:type="simple" xlink:href="https://processing.org/reference/triangle_.html" text:style-name="Internet_20_link" text:visited-style-name="Visited_20_Internet_20_Link"><text:span text:style-name="T41">https://processing.org/reference/triangle_.html</text:span></text:a><text:span text:style-name="T21"> </text:span></text:p>
      <text:p text:style-name="P1"/>
      <text:p text:style-name="P1"><text:span text:style-name="T29">void quad(float x1, float y1, float x2, float y2, float x3, float y3, float x4, float y4)</text:span><text:span text:style-name="T1"> </text:span><text:span text:style-name="T27">tegner en firkant med ulike sidelengder og dermed vinkler som ikke er 90 grader. En god idé når man jobber med denne funksjonen, er å følge en struktur som går enten med eller mot klokka med utgangspunkt i det første hjørnet. Metoden </text:span><text:span text:style-name="T29">quad()</text:span><text:span text:style-name="T1"> </text:span><text:span text:style-name="T27">tar følgende parametere:</text:span></text:p>
      <text:list xml:id="list5880256583699670228" text:style-name="L5">
        <text:list-item>
          <text:p text:style-name="P6">x1: Koordinaten langs X-aksen for hvor det første hjørnet skal være</text:p>
        </text:list-item>
        <text:list-item>
          <text:p text:style-name="P6">y1: Koordinaten langs Y-aksen for hvor det første hjørnet skal være</text:p>
        </text:list-item>
        <text:list-item>
          <text:p text:style-name="P6">x2: Koordinaten langs X-aksen for hvor det andre hjørnet skal være</text:p>
        </text:list-item>
        <text:list-item>
          <text:p text:style-name="P6">y2: Koordinaten langs Y-aksen for hvor det andre hjørnet skal være</text:p>
        </text:list-item>
        <text:list-item>
          <text:p text:style-name="P6">x3: Koordinaten langs X-aksen for hvor det tredje hjørnet skal være</text:p>
        </text:list-item>
        <text:list-item>
          <text:p text:style-name="P6"><text:soft-page-break/>y3: Koordinaten langs Y-aksen for hvor det tredje hjørnet skal være</text:p>
        </text:list-item>
        <text:list-item>
          <text:p text:style-name="P6">x4: Koordinaten langs X-aksen for hvor det fjerne hjørnet skal være</text:p>
        </text:list-item>
        <text:list-item>
          <text:p text:style-name="P6">y4: Koordinaten langs Y-aksen for hvor det fjerde hjørnet skal være.</text:p>
        </text:list-item>
      </text:list>
      <text:p text:style-name="P1"/>
      <text:p text:style-name="Standard"><text:span text:style-name="T17">Du kan lese mer om </text:span><text:span text:style-name="T20">quad()</text:span><text:span text:style-name="T21"> </text:span><text:span text:style-name="T17">her: </text:span><text:a xlink:type="simple" xlink:href="https://www.processing.org/reference/quad_.html" text:style-name="Internet_20_link" text:visited-style-name="Visited_20_Internet_20_Link"><text:span text:style-name="T41">https://www.processing.org/reference/quad_.html</text:span></text:a><text:span text:style-name="T21">  </text:span></text:p>
      <text:p text:style-name="P1"/>
      <text:p text:style-name="P1"><text:span text:style-name="T29">void line()</text:span><text:span text:style-name="T1"> </text:span><text:span text:style-name="T27">kommer i 2 varianter:</text:span></text:p>
      <text:list xml:id="list1977329854976607303" text:style-name="L6">
        <text:list-item>
          <text:p text:style-name="P7"><text:span text:style-name="T48">void line(float x1, float y1, float x2, float y2)</text:span><text:span text:style-name="T44"> </text:span></text:p>
        </text:list-item>
        <text:list-item>
          <text:p text:style-name="P7">void line(float x1, float y1, float x2, float y2, float z1, float z2)</text:p>
        </text:list-item>
      </text:list>
      <text:p text:style-name="P1"/>
      <text:p text:style-name="P1"><text:span text:style-name="T27">Metoden </text:span><text:span text:style-name="T29">line()</text:span><text:span text:style-name="T1"> </text:span><text:span text:style-name="T27">tegner en rett linje mellom 2 punkter. Variant 1 tegner en linje i 2 dimensjoner, mens variant 2 tegner en linje i 3 dimensjoner. line() tar følgende parametere:</text:span></text:p>
      <text:list xml:id="list3560434824285278439" text:style-name="L7">
        <text:list-item>
          <text:p text:style-name="P8">x1: Koordinaten på X-aksen for hvor det første punktet skal være</text:p>
        </text:list-item>
        <text:list-item>
          <text:p text:style-name="P8">y1: Koordinaten på Y-aksen for hvor det første punktet skal være</text:p>
        </text:list-item>
        <text:list-item>
          <text:p text:style-name="P8">x2: Koordinaten på X-aksen for hvor det andre punktet skal være</text:p>
        </text:list-item>
        <text:list-item>
          <text:p text:style-name="P8">y2: Koordinaten på Y-aksen for hvor det andre punktet skal være</text:p>
        </text:list-item>
        <text:list-item>
          <text:p text:style-name="P8">z1: Koordinaten på Z-aksen for hvor det første punktet skal være</text:p>
        </text:list-item>
        <text:list-item>
          <text:p text:style-name="P8">z2: Koordinaten på Z-aksen for hvor det andre punktet skal være</text:p>
        </text:list-item>
      </text:list>
      <text:p text:style-name="P1"><text:span text:style-name="T27">z1 og z2 skal kun brukes dersom man i </text:span><text:span text:style-name="T29">size()</text:span><text:span text:style-name="T1"> </text:span><text:span text:style-name="T27">angir P3D som ekstra argument for å få programmet til å tegne figurer i 3 dimensjoner.</text:span></text:p>
      <text:p text:style-name="P1"/>
      <text:p text:style-name="Standard"><text:span text:style-name="T17">Du kan lese mer om </text:span><text:span text:style-name="T20">line()</text:span><text:span text:style-name="T21"> </text:span><text:span text:style-name="T17">her: </text:span><text:a xlink:type="simple" xlink:href="https://www.processing.org/reference/line_.html" text:style-name="Internet_20_link" text:visited-style-name="Visited_20_Internet_20_Link"><text:span text:style-name="T41">https://www.processing.org/reference/line_.html</text:span></text:a><text:span text:style-name="T21"> </text:span></text:p>
      <text:p text:style-name="P1"/>
      <text:p text:style-name="P1"><text:span text:style-name="T29">void ellipse(float a, float b, float c, float d)</text:span><text:span text:style-name="T1"> </text:span><text:span text:style-name="T27">er en funksjon som tegner en oval ellipse. De to første parameterne angir startpunktet på X-og Y-aksen, mens de to siste angir ellipsens bredde og høyde. Metoden tar følgende parametere:</text:span></text:p>
      <text:list xml:id="list5408172901404458227" text:style-name="L8">
        <text:list-item>
          <text:p text:style-name="P9">a: Koordinaten på X-aksen for hvor sentrum av ellipsen skal være</text:p>
        </text:list-item>
        <text:list-item>
          <text:p text:style-name="P9">b: Koordinaten på Y-aksen for hvor sentrum av ellipsen skal være</text:p>
        </text:list-item>
        <text:list-item>
          <text:p text:style-name="P9">c: Bredden i antall piksler</text:p>
        </text:list-item>
        <text:list-item>
          <text:p text:style-name="P9">d: Høyden i antall pikser</text:p>
        </text:list-item>
      </text:list>
      <text:p text:style-name="P1"><text:span text:style-name="T27">Man kan fint bruke metoden </text:span><text:span text:style-name="T29">ellipse()</text:span><text:span text:style-name="T1"> </text:span><text:span text:style-name="T27">til å lage en sirkel ved at c og d har samme verdi. Da vil både c og d fungere som en radius.</text:span></text:p>
      <text:p text:style-name="P1"/>
      <text:p text:style-name="Standard"><text:span text:style-name="T17">Du kan lese mer om </text:span><text:span text:style-name="T20">ellipse()</text:span><text:span text:style-name="T21"> </text:span><text:span text:style-name="T17">her: </text:span><text:a xlink:type="simple" xlink:href="https://processing.org/reference/ellipse_.html" text:style-name="Internet_20_link" text:visited-style-name="Visited_20_Internet_20_Link"><text:span text:style-name="T41">https://processing.org/reference/ellipse_.html</text:span></text:a><text:span text:style-name="T21"> </text:span></text:p>
      <text:p text:style-name="P1"/>
      <text:p text:style-name="P1"><text:span text:style-name="T29">void rect(float a, float b, float c, float d)</text:span><text:span text:style-name="T1"> </text:span><text:span text:style-name="T27">er en funksjon som tegner opp et rektangel. Parameterne a og b angir hvor på koordinatsystemet det øverste, venstre hjørnet i rektangelet er, mens c og d angir henholdsvis bredden og høyden. Det finnes også en utgave av denne metoden som tar en radius for alle hjørnene (slik at de blir runde) og en radius for hver av hjørene. Denne utgaven har vi ikke valgt å bruke.</text:span></text:p>
      <text:p text:style-name="P1">Utgaven som vi har valgt å bruke, tar følgende parametere:</text:p>
      <text:list xml:id="list1158721340187810870" text:style-name="L9">
        <text:list-item>
          <text:p text:style-name="P10">a: Hvor langs X-aksen det øverste, venstre hjørnet i rektangelet skal være</text:p>
        </text:list-item>
        <text:list-item>
          <text:p text:style-name="P10">b: Hvor langs Y-aksen det øverste, venstre hjørent i rektangelet skal være</text:p>
        </text:list-item>
        <text:list-item>
          <text:p text:style-name="P10">c: Bredden til rektangelet</text:p>
        </text:list-item>
        <text:list-item>
          <text:p text:style-name="P10">d: Høyden til rektangelet</text:p>
        </text:list-item>
      </text:list>
      <text:p text:style-name="P1"/>
      <text:p text:style-name="P1"><text:span text:style-name="T27">Man kan bruke </text:span><text:span text:style-name="T29">rect()</text:span><text:span text:style-name="T1"> </text:span><text:span text:style-name="T27">til å lag et kvadrat ved å gi c og d like verdier.</text:span></text:p>
      <text:p text:style-name="P1"/>
      <text:p text:style-name="Standard"><text:span text:style-name="T17">Du kan lese mer om </text:span><text:span text:style-name="T20">rect()</text:span><text:span text:style-name="T21"> </text:span><text:span text:style-name="T17">her: </text:span><text:a xlink:type="simple" xlink:href="https://processing.org/reference/rect_.html" text:style-name="Internet_20_link" text:visited-style-name="Visited_20_Internet_20_Link"><text:span text:style-name="T41">https://processing.org/reference/rect_.html</text:span></text:a><text:span text:style-name="T21"> </text:span></text:p>
      <text:p text:style-name="P1"/>
      <text:p text:style-name="P1"><text:span text:style-name="T29">void stroke()</text:span><text:span text:style-name="T1"> </text:span><text:span text:style-name="T27">er en metode som tegner fargede kanter og linjer rundt et objekt. </text:span></text:p>
      <text:p text:style-name="P1"><text:soft-page-break/>Den finnes i flere utgaver. De utgavene som ble brukt i oppgavene, var</text:p>
      <text:list xml:id="list2735209259090605617" text:style-name="L10">
        <text:list-item>
          <text:p text:style-name="P11"><text:span text:style-name="T48">void stroke(float v1, float v2, float v3)</text:span><text:span text:style-name="T44">. Dette er den vanligste måten å bestemme fargen på, ved hjelp av det tradisjonelle RGB-systemet. Parameterne har en verdi mellom 0 og 255. Denne varianten av metoden tar følgdende parametere:</text:span></text:p>
          <text:list>
            <text:list-item>
              <text:p text:style-name="P11">v1: verdien av rødt</text:p>
            </text:list-item>
            <text:list-item>
              <text:p text:style-name="P11">v2: verdien av grønt</text:p>
            </text:list-item>
            <text:list-item>
              <text:p text:style-name="P11">v3: verdien av blått</text:p>
            </text:list-item>
          </text:list>
        </text:list-item>
        <text:list-item>
          <text:p text:style-name="P11"><text:span text:style-name="T44">void stroke(int rgb)</text:span><text:span text:style-name="T47">. Denne varianten følger også RGB-prinsippet, men bruker heller et heksadesimalt tall for å avgjøre fargekoden. Før selve fargekoden bruker man tegnet # eller 0x.</text:span></text:p>
        </text:list-item>
      </text:list>
      <text:p text:style-name="P1"/>
      <text:p text:style-name="Standard"><text:span text:style-name="T17">Du kan lese mer om </text:span><text:span text:style-name="T20">stroke()</text:span><text:span text:style-name="T21"> </text:span><text:span text:style-name="T17">her: </text:span><text:a xlink:type="simple" xlink:href="https://www.processing.org/reference/stroke_.html" text:style-name="Internet_20_link" text:visited-style-name="Visited_20_Internet_20_Link"><text:span text:style-name="T41">https://www.processing.org/reference/stroke_.html</text:span></text:a><text:span text:style-name="T21"> </text:span></text:p>
      <text:p text:style-name="P1"/>
      <text:p text:style-name="P1"><text:span text:style-name="T29">void noStroke()</text:span><text:span text:style-name="T1"> </text:span><text:span text:style-name="T27">ble kun brukt i forbindelse med ekstraoppgaven som gikk ut på å fullføre et program som lager en kube i 3 dimensjoner. Det som denne metoden gjør, er å fjerne selve kantene fra objektet som tegnes.</text:span></text:p>
      <text:p text:style-name="P1"/>
      <text:p text:style-name="Standard"><text:span text:style-name="T17">Du kan lese mer om </text:span><text:span text:style-name="T20">noStroke()</text:span><text:span text:style-name="T21"> </text:span><text:span text:style-name="T17">her: </text:span><text:a xlink:type="simple" xlink:href="https://www.processing.org/reference/noStroke_.html" text:style-name="Internet_20_link" text:visited-style-name="Visited_20_Internet_20_Link"><text:span text:style-name="T41">https://www.processing.org/reference/noStroke_.html</text:span></text:a><text:span text:style-name="T21"> </text:span></text:p>
      <text:p text:style-name="P1"/>
      <text:p text:style-name="P1"><text:span text:style-name="T29">void fill()</text:span><text:span text:style-name="T1"> </text:span><text:span text:style-name="T27">er en metode som bestemmer hvilken farge et objekt skal fylles og fargelegges med. I likhet med metoden </text:span><text:span text:style-name="T29">stroke()</text:span><text:span text:style-name="T1"> </text:span><text:span text:style-name="T27">over, kommer </text:span><text:span text:style-name="T29">fill()</text:span><text:span text:style-name="T1"> </text:span><text:span text:style-name="T27">i flere varianter.</text:span></text:p>
      <text:list xml:id="list602350221251031385" text:style-name="L11">
        <text:list-item>
          <text:p text:style-name="P12"><text:span text:style-name="T44">void fill(float v1, float v2, float v3) </text:span><text:span text:style-name="T47">Dette er den utgaven som oftest ble brukt til å løse de ulike oppgavene som elevene fikk. I denne varianten av metoden har hver av de tre parameterne en verdi på mellom 0 og 255. </text:span><text:span text:style-name="T44">fill() </text:span><text:span text:style-name="T47">tar da følgende parametere:</text:span></text:p>
          <text:list>
            <text:list-item>
              <text:p text:style-name="P12">v1: verdien av rødt</text:p>
            </text:list-item>
            <text:list-item>
              <text:p text:style-name="P12">v2: verdien av grønt</text:p>
            </text:list-item>
            <text:list-item>
              <text:p text:style-name="P12">v3: verdien av blått</text:p>
            </text:list-item>
          </text:list>
        </text:list-item>
        <text:list-item>
          <text:p text:style-name="P12"><text:span text:style-name="T44">void fill(int rgb)</text:span><text:span text:style-name="T47">. Denne varianten er akkurat som den forrige, med den forskjellen at man her bruker heksadesimale tall istedenfor “vanlige” tall mellom 0 og 255. Bruker man denne varianten, må verdien til parameteren begynne med # eller 0x.</text:span></text:p>
        </text:list-item>
      </text:list>
      <text:p text:style-name="P1"/>
      <text:p text:style-name="Standard"><text:span text:style-name="T17">Du kan lese mer om </text:span><text:span text:style-name="T20">fill()</text:span><text:span text:style-name="T21"> </text:span><text:span text:style-name="T17">her: </text:span><text:a xlink:type="simple" xlink:href="https://www.processing.org/reference/fill_.html" text:style-name="Internet_20_link" text:visited-style-name="Visited_20_Internet_20_Link"><text:span text:style-name="T41">https://www.processing.org/reference/fill_.html</text:span></text:a><text:span text:style-name="T21"> </text:span></text:p>
      <text:p text:style-name="P1"/>
      <text:p text:style-name="P1"><text:span text:style-name="T29">void noFill()</text:span><text:span text:style-name="T1"> </text:span><text:span text:style-name="T27">er en metode som gjør at objektet som tegnes, ikke kan “fylles”, det vil si at det ikke kan fargelegges. Dersom denne metoden brukes sammen med </text:span><text:span text:style-name="T29">noStroke()</text:span><text:span text:style-name="T1"> </text:span><text:span text:style-name="T27">ovenfor, vil ingenting tegnes på skjermen. </text:span></text:p>
      <text:p text:style-name="P1"/>
      <text:p text:style-name="Standard"><text:span text:style-name="T17">Du kan lese mer om </text:span><text:span text:style-name="T20">noFill()</text:span><text:span text:style-name="T21"> </text:span><text:span text:style-name="T17">her: </text:span><text:a xlink:type="simple" xlink:href="https://www.processing.org/reference/noFill_.html" text:style-name="Internet_20_link" text:visited-style-name="Visited_20_Internet_20_Link"><text:span text:style-name="T41">https://www.processing.org/reference/noFill_.html</text:span></text:a><text:span text:style-name="T21"> </text:span></text:p>
      <text:p text:style-name="P1"/>
      <text:p text:style-name="P1"><text:span text:style-name="T29">void frameRate(float fps)</text:span><text:span text:style-name="T1"> </text:span><text:span text:style-name="T27">er en metode som avgjør hvor mange ganger bildet skal oppdateres i sekundet. Dette er en funksjon som man ikke er så veldig nødvendig, men som kan være nyttig dersom man jobber med objekter i 2 dimensjoner og dermed ikke bruker noen animasjoner, ved at man da kan be programmet om å oppdatere seg i for eksempel ett bilde i sekundet. </text:span><text:span text:style-name="T29">frameRate()</text:span><text:span text:style-name="T1"> </text:span><text:span text:style-name="T27">tar én parameter:</text:span></text:p>
      <text:list xml:id="list5188136096726572170" text:style-name="L12">
        <text:list-item>
          <text:p text:style-name="P13">fps: antall bilder som skal vises per sekund</text:p>
        </text:list-item>
      </text:list>
      <text:p text:style-name="P1"/>
      <text:p text:style-name="Standard"><text:span text:style-name="T17">Du kan lese mer om </text:span><text:span text:style-name="T20">frameRate()</text:span><text:span text:style-name="T21"> </text:span><text:span text:style-name="T17">her: </text:span><text:a xlink:type="simple" xlink:href="https://www.processing.org/reference/frameRate_.html" text:style-name="Internet_20_link" text:visited-style-name="Visited_20_Internet_20_Link"><text:span text:style-name="T41">https://www.processing.org/reference/frameRate_.html</text:span></text:a><text:span text:style-name="T21"> </text:span></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swiss"/>
    <style:font-face style:name="Copperplate Gothic Light" svg:font-family="'Copperplate Gothic Light'" style:font-family-generic="swiss"/>
    <style:font-face style:name="Lucida Sans1" svg:font-family="'Lucida Sans'" style:font-family-generic="swiss"/>
    <style:font-face style:name="Arial2"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nb" fo:country="NO" style:letter-kerning="true" style:font-name-asian="Lucida Sans Unicode"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nb" fo:country="NO" style:letter-kerning="true" style:font-name-asian="Lucida Sans Unicode"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opperplate Gothic Light" fo:font-family="'Copperplate Gothic Light'" style:font-family-generic="swiss" fo:font-size="14pt" style:font-name-asian="Lucida Sans Unicode" style:font-family-asian="'Lucida Sans Unicode'"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ers Bolt-Evensen</meta:initial-creator>
    <meta:creation-date>2016-04-27T13:48:16.135009077</meta:creation-date>
    <dc:date>2016-04-27T14:08:10.955509584</dc:date>
    <dc:creator>Anders Bolt-Evensen</dc:creator>
    <meta:editing-duration>PT19M54S</meta:editing-duration>
    <meta:editing-cycles>1</meta:editing-cycles>
    <meta:document-statistic meta:table-count="0" meta:image-count="0" meta:object-count="0" meta:page-count="8" meta:paragraph-count="171" meta:word-count="4005" meta:character-count="22998" meta:non-whitespace-character-count="19213"/>
    <meta:generator>LibreOffice/5.0.5.2$FreeBSD_X86_64 LibreOffice_project/00m0$Build-2</meta:generator>
  </office:meta>
</office:document-meta>
</file>